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4pt" officeooo:rsid="00077f8b" officeooo:paragraph-rsid="00077f8b" style:font-size-asian="12.25pt" style:font-size-complex="14pt"/>
    </style:style>
    <style:style style:name="P6"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8"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normal" officeooo:rsid="00077f8b" officeooo:paragraph-rsid="0014b77f" style:font-size-asian="9.60000038146973pt" style:font-style-asian="italic" style:font-weight-asian="normal" style:font-size-complex="11pt" style:font-style-complex="italic" style:font-weight-complex="normal"/>
    </style:style>
    <style:style style:name="P10" style:family="paragraph" style:parent-style-name="Standard">
      <style:text-properties fo:font-size="11pt" fo:font-style="italic" fo:font-weight="normal" officeooo:rsid="0014b77f" officeooo:paragraph-rsid="0014b77f" style:font-size-asian="9.60000038146973pt" style:font-style-asian="italic" style:font-weight-asian="normal" style:font-size-complex="11pt" style:font-style-complex="italic" style:font-weight-complex="normal"/>
    </style:style>
    <style:style style:name="P11" style:family="paragraph" style:parent-style-name="Standard">
      <style:paragraph-properties fo:line-height="100%"/>
      <style:text-properties fo:font-size="11pt" fo:font-style="italic" fo:font-weight="normal" officeooo:rsid="00096aa2" officeooo:paragraph-rsid="00121275" style:font-size-asian="11pt" style:font-style-asian="italic" style:font-weight-asian="normal" style:font-size-complex="11pt" style:font-style-complex="italic" style:font-weight-complex="normal"/>
    </style:style>
    <style:style style:name="P12"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13"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14"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15"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16" style:family="paragraph" style:parent-style-name="Standard">
      <style:paragraph-properties fo:line-height="100%"/>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17"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18"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21"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22"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23"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24"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25"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26" style:family="paragraph" style:parent-style-name="Text_20_body">
      <style:paragraph-properties fo:line-height="100%"/>
      <style:text-properties style:font-name="Liberation Serif" officeooo:paragraph-rsid="000b39df"/>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officeooo:rsid="00096aa2"/>
    </style:style>
    <style:style style:name="T4" style:family="text">
      <style:text-properties style:text-position="super 58%"/>
    </style:style>
    <style:style style:name="T5"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6"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7" style:family="text">
      <style:text-properties fo:font-variant="normal" fo:text-transform="none" fo:font-size="11pt" fo:language="es" fo:country="ES" fo:font-style="normal" fo:font-weight="normal"/>
    </style:style>
    <style:style style:name="T8" style:family="text">
      <style:text-properties fo:font-variant="normal" fo:text-transform="none" fo:font-size="11pt" fo:language="es" fo:country="ES" fo:font-style="normal" fo:font-weight="normal" officeooo:rsid="000cfdff"/>
    </style:style>
    <style:style style:name="T9" style:family="text">
      <style:text-properties fo:font-variant="normal" fo:text-transform="none" style:text-position="super 58%" fo:font-size="11pt" fo:language="es" fo:country="ES" fo:font-style="normal" fo:font-weight="normal" officeooo:rsid="000cfdff"/>
    </style:style>
    <style:style style:name="T10" style:family="text">
      <style:text-properties officeooo:rsid="0014df67"/>
    </style:style>
    <style:style style:name="T11" style:family="text">
      <style:text-properties officeooo:rsid="001635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6"><text:tab/><text:span text:style-name="T1">By Emma Hughes (S1802886) and Cezar Mihalcea (S1736865)</text:span></text:p>
      <text:p text:style-name="P5"/>
      <text:p text:style-name="P6">Github Repository Link</text:p>
      <text:p text:style-name="P3"/>
      <text:p text:style-name="P5"><text:a xlink:type="simple" xlink:href="https://github.com/cezarmihalcea/IVR" text:style-name="Internet_20_link" text:visited-style-name="Visited_20_Internet_20_Link"><text:span text:style-name="T2">https://github.com/cezarmihalcea/IVR</text:span></text:a></text:p>
      <text:p text:style-name="P3"/>
      <text:p text:style-name="P3"/>
      <text:p text:style-name="P6">Vision</text:p>
      <text:p text:style-name="P12"/>
      <text:p text:style-name="P21">Discussion of Algorithms Used in Image Processing</text:p>
      <text:p text:style-name="P12"/>
      <text:p text:style-name="P9">[Discuss algorithms used for joint state estimation and target detection.]</text:p>
      <text:p text:style-name="P10"/>
      <text:p text:style-name="P10">Joint state estimation algorithms discussion. Need more detail on algorithmic specifics?</text:p>
      <text:p text:style-name="P13"/>
      <text:p text:style-name="P13">For target detection, first a thresholding algorithm was used to isolate the pixels with colour in the specific range of the circle and square. Then a contouring algorithm was used to find the outline of each, <text:span text:style-name="T10">then</text:span> the number of vertices of each of the two shapes detected <text:span text:style-name="T10">was compared </text:span>– the one with <text:span text:style-name="T11">more vertices is the sphere</text:span>. From here, a distance measurement was taken relative to the base of the robot for each axis, these distances converted from pixels to metres, and then the overall distance was calculated using Pythagorean theorem.</text:p>
      <text:p text:style-name="P12"/>
      <text:p text:style-name="P12"/>
      <text:p text:style-name="P21">Accuracy of Target Position Tracking and Sources of Error</text:p>
      <text:p text:style-name="P2"/>
      <text:p text:style-name="P2">[Plot<text:span text:style-name="T3">s</text:span> of results for tracking target position vs actual position of target <text:span text:style-name="T3">(10 tests)</text:span> (one graph each for x, y and z).]</text:p>
      <text:p text:style-name="P2"/>
      <text:p text:style-name="P2">[Comment on sources of error in measurements.]</text:p>
      <text:p text:style-name="P12"/>
      <text:p text:style-name="P13">One possible source of error in the measurements is the effect of perspective – as the <text:span text:style-name="T11">sphere </text:span>moves further away from the camera, perspective causes it to appear slightly closer to the horizon than it actually is, thus making the measurement on the z axis too small at distance, and too large up close. </text:p>
      <text:p text:style-name="P13"/>
      <text:p text:style-name="P13">Another source of error that was encountered was that occassionally the <text:span text:style-name="T10">identification</text:span> algorithm would fail to distinguish between the square and the circle when the angle on the square was particularly awkward and would return the position of the circle instead.</text:p>
      <text:p text:style-name="P13"/>
      <text:p text:style-name="P14">Also, the pixel to metre conversion method is not exact, and this can result in slighty erroneous results.</text:p>
      <text:p text:style-name="P7"/>
      <text:p text:style-name="P7"/>
      <text:p text:style-name="P7"/>
      <text:p text:style-name="P6">Robotics</text:p>
      <text:p text:style-name="P4"/>
      <text:p text:style-name="P24">Forward Kinematics Equation</text:p>
      <text:p text:style-name="P17"/>
      <text:p text:style-name="P17"/>
      <text:p text:style-name="P17"><text:tab/>[x,y,z]<text:span text:style-name="T4">T</text:span> = K(q)</text:p>
      <text:p text:style-name="P17"><text:tab/>q = [a,b,c,d]<text:span text:style-name="T4">T</text:span></text:p>
      <text:p text:style-name="P26"><text:span text:style-name="T5"><text:tab/></text:span><text:span text:style-name="T6">K = [</text:span><text:span text:style-name="T5">(-3*cos(a+b+c)+3*cos(a-b+c)-3*cos(a+b-c)+3*cos(a-b-c)-2*cos(a+b+d)-2*cos(a-b+d)-cos(a+b+c+d)+cos(a-b+c+d)-cos(a+b-c+d)+cos(a-b-c+d)+2*cos(a+b-d)+2*cos(a-b-d)-cos(a+b+c-d)+cos(a-b+c-d)-cos(a+b-c-d)+cos(a-b-c-d)+6*sin(a+c)-6*sin(a-c)+2*sin(a+c+d)-2*sin(a-c+d)+2*sin(a+c-d)-2*sin(a-c-d))/4, </text:span><text:span text:style-name="T7">(-6*cos(a+c)+6*cos(a-c)-2*cos(a+c+d)+2*cos(a-c+d)-2*cos(a+c-d)+2*cos(a-c-d)-3*sin(a+b+c)</text:span><text:soft-page-break/><text:span text:style-name="T7">+3*sin(a-b+c)-3*sin(a+b-c)+3*sin(a-b-c)-2*sin(a+b+d)-2*sin(a-b+d)-sin(a+b+c+d)+sin(a-b+c+d)-sin(a+b-c+d)+sin(a-b-c+d)+2*sin(a+b-d)+2*sin(a-b-d)-sin(a+b+c-d)+sin(a-b+c-d)-sin(a+b-c-d)+sin(a-b-c-d))/4, (3*cos(b+c)+3*cos(b-c)+2*cos(b+d)+cos(b+c+d)+cos(b-c+d)-2*cos(b-d)+cos(b+c-d)+cos(b-c-d)+4)/2</text:span><text:span text:style-name="T8">]</text:span><text:span text:style-name="T9">T</text:span></text:p>
      <text:p text:style-name="P18"/>
      <text:p text:style-name="P18"/>
      <text:p text:style-name="P22">Accuracy of Forward Kinematics</text:p>
      <text:p text:style-name="P18"/>
      <text:p text:style-name="P20">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he end effector position was consistent with the coordinates provided.</text:p>
      <text:p text:style-name="P15"/>
      <text:p text:style-name="P16"/>
      <text:p text:style-name="P23">Controller Accuracy and Sources of Error</text:p>
      <text:p text:style-name="P19"/>
      <text:p text:style-name="P11">[Plots of results for robot effector position vs target (10 tests) (one graph each for x, y and 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2T00:39:37.184461466</dc:date>
    <meta:editing-duration>PT1H27M38S</meta:editing-duration>
    <meta:editing-cycles>7</meta:editing-cycles>
    <meta:generator>LibreOffice/6.0.7.3$Linux_X86_64 LibreOffice_project/00m0$Build-3</meta:generator>
    <meta:document-statistic meta:table-count="0" meta:image-count="0" meta:object-count="0" meta:page-count="2" meta:paragraph-count="24" meta:word-count="396" meta:character-count="3114" meta:non-whitespace-character-count="2734"/>
  </office:meta>
</office:document-meta>
</file>